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22222in" style:font-size-asian="1.22222in" style:font-size-complex="1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9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3.98611in" style:font-size-asian="3.98611in" style:font-size-complex="3.98611in" fo:letter-spacing="0in" fo:language="fr" fo:country="FR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3.98611in" style:font-size-asian="3.98611in" style:font-size-complex="3.98611in" fo:letter-spacing="0in" fo:language="fr" fo:country="FR" fo:font-style="italic" style:font-style-asian="italic" style:font-style-complex="italic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4" draw:name="Titre 1" svg:x="1.66667in" svg:y="3.13889in" svg:width="10in" svg:height="2.61111in" presentation:class="title" presentation:placeholder="false">
          <draw:text-box>
            <text:p text:style-name="a383" text:class-names="" text:cond-style-name=""><text:span text:style-name="a381" text:class-names="">691</text:span><text:span text:style-name="a382" text:class-names=""/></text:p>
          </draw:text-box>
          <svg:title/>
          <svg:desc/>
        </draw:frame>
        <draw:frame draw:id="id64" presentation:style-name="a385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6" draw:master-page-name="Master1-Layout7-blank-Vide" presentation:presentation-page-layout-name="Master1-PPL7" draw:id="Slide-257">
        <draw:custom-shape svg:x="0in" svg:y="1.20303in" svg:width="13.33333in" svg:height="5.48639in" draw:id="id65" draw:style-name="a418" draw:name="Rectangle 1">
          <svg:title/>
          <svg:desc/>
          <text:p text:style-name="a393" text:class-names="" text:cond-style-name=""><text:span text:style-name="a387" text:class-names="">1.</text:span><text:span text:style-name="a388" text:class-names=""><text:s text:c="1"/></text:span><text:span text:style-name="a389" text:class-names="">Ny</text:span><text:span text:style-name="a390" text:class-names=""><text:s text:c="1"/></text:span><text:span text:style-name="a391" text:class-names="">lapan’Andriamanitra</text:span><text:span text:style-name="a392" text:class-names=""/></text:p>
          <text:p text:style-name="a397" text:class-names="" text:cond-style-name=""><text:span text:style-name="a394" text:class-names="">No<text:s text:c="1"/></text:span><text:span text:style-name="a395" text:class-names="">ivorian’olona</text:span><text:span text:style-name="a396" text:class-names=""/></text:p>
          <text:p text:style-name="a406" text:class-names="" text:cond-style-name=""><text:span text:style-name="a398" text:class-names=""><text:s text:c="3"/></text:span><text:span text:style-name="a399" text:class-names="">Tsy</text:span><text:span text:style-name="a400" text:class-names=""><text:s text:c="1"/></text:span><text:span text:style-name="a401" text:class-names="">omby</text:span><text:span text:style-name="a402" text:class-names=""><text:s text:c="1"/></text:span><text:span text:style-name="a403" text:class-names="">alinalina</text:span><text:span text:style-name="a404" text:class-names="">,</text:span><text:span text:style-name="a405" text:class-names=""/></text:p>
          <text:p text:style-name="a417" text:class-names="" text:cond-style-name=""><text:span text:style-name="a407" text:class-names=""><text:s text:c="4"/></text:span><text:span text:style-name="a408" text:class-names="">Izay</text:span><text:span text:style-name="a409" text:class-names=""><text:s text:c="1"/></text:span><text:span text:style-name="a410" text:class-names="">madio</text:span><text:span text:style-name="a411" text:class-names=""><text:s text:c="1"/></text:span><text:span text:style-name="a412" text:class-names="">sy</text:span><text:span text:style-name="a413" text:class-names=""><text:s text:c="1"/></text:span><text:span text:style-name="a414" text:class-names="">masina</text:span><text:span text:style-name="a415" text:class-names="">.</text:span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419" draw:master-page-name="Master1-Layout7-blank-Vide" presentation:presentation-page-layout-name="Master1-PPL7" draw:id="Slide-258">
        <draw:custom-shape svg:x="0in" svg:y="1.51553in" svg:width="13.33333in" svg:height="4.94785in" draw:id="id66" draw:style-name="a453" draw:name="Rectangle 1">
          <svg:title/>
          <svg:desc/>
          <text:p text:style-name="a428" text:class-names="" text:cond-style-name=""><text:span text:style-name="a420" text:class-names="">2.</text:span><text:span text:style-name="a421" text:class-names=""><text:s text:c="1"/></text:span><text:span text:style-name="a422" text:class-names="">Izao</text:span><text:span text:style-name="a423" text:class-names=""><text:s text:c="1"/></text:span><text:span text:style-name="a424" text:class-names="">firenen-drehetra</text:span><text:span text:style-name="a425" text:class-names=""><text:s text:c="2"/></text:span><text:span text:style-name="a426" text:class-names="">izao</text:span><text:span text:style-name="a427" text:class-names=""/></text:p>
          <text:p text:style-name="a439" text:class-names="" text:cond-style-name=""><text:span text:style-name="a429" text:class-names=""><text:s text:c="4"/></text:span><text:span text:style-name="a430" text:class-names="">Dia</text:span><text:span text:style-name="a431" text:class-names=""><text:s text:c="1"/></text:span><text:span text:style-name="a432" text:class-names="">samy</text:span><text:span text:style-name="a433" text:class-names=""><text:s text:c="1"/></text:span><text:span text:style-name="a434" text:class-names="">afaka</text:span><text:span text:style-name="a435" text:class-names=""><text:s text:c="1"/></text:span><text:span text:style-name="a436" text:class-names="">hankao</text:span><text:span text:style-name="a437" text:class-names=""><text:s text:c="1"/>;</text:span><text:span text:style-name="a438" text:class-names=""/></text:p>
          <text:p text:style-name="a445" text:class-names="" text:cond-style-name=""><text:span text:style-name="a440" text:class-names=""><text:s text:c="3"/></text:span><text:span text:style-name="a441" text:class-names="">Tsy</text:span><text:span text:style-name="a442" text:class-names=""><text:s text:c="1"/></text:span><text:span text:style-name="a443" text:class-names="">fomban’Andriamanitra</text:span><text:span text:style-name="a444" text:class-names=""/></text:p>
          <text:p text:style-name="a452" text:class-names="" text:cond-style-name=""><text:span text:style-name="a446" text:class-names=""><text:s text:c="4"/></text:span><text:span text:style-name="a447" text:class-names="">Hizaha</text:span><text:span text:style-name="a448" text:class-names=""><text:s text:c="1"/></text:span><text:span text:style-name="a449" text:class-names="">tavan’olona</text:span><text:span text:style-name="a450" text:class-names="">.</text:span><text:span text:style-name="a4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4" draw:style-name="a454" draw:master-page-name="Master1-Layout7-blank-Vide" presentation:presentation-page-layout-name="Master1-PPL7" draw:id="Slide-259">
        <draw:custom-shape svg:x="-0.14062in" svg:y="1.03115in" svg:width="13.33333in" svg:height="5.48639in" draw:id="id67" draw:style-name="a487" draw:name="Rectangle 1">
          <svg:title/>
          <svg:desc/>
          <text:p text:style-name="a461" text:class-names="" text:cond-style-name=""><text:span text:style-name="a455" text:class-names="">3.</text:span><text:span text:style-name="a456" text:class-names=""><text:s text:c="1"/></text:span><text:span text:style-name="a457" text:class-names="">Ireny</text:span><text:span text:style-name="a458" text:class-names=""><text:s text:c="1"/>no<text:s text:c="1"/></text:span><text:span text:style-name="a459" text:class-names="">naharitra</text:span><text:span text:style-name="a460" text:class-names=""/></text:p>
          <text:p text:style-name="a470" text:class-names="" text:cond-style-name=""><text:span text:style-name="a462" text:class-names=""><text:s text:c="4"/></text:span><text:span text:style-name="a463" text:class-names="">Ny</text:span><text:span text:style-name="a464" text:class-names=""><text:s text:c="1"/></text:span><text:span text:style-name="a465" text:class-names="">hazo</text:span><text:span text:style-name="a466" text:class-names=""><text:s text:c="1"/></text:span><text:span text:style-name="a467" text:class-names="">fijaliana</text:span><text:span text:style-name="a468" text:class-names="">,</text:span><text:span text:style-name="a469" text:class-names=""/></text:p>
          <text:p text:style-name="a480" text:class-names="" text:cond-style-name=""><text:span text:style-name="a471" text:class-names="">Na<text:s text:c="1"/></text:span><text:span text:style-name="a472" text:class-names="">dia</text:span><text:span text:style-name="a473" text:class-names=""><text:s text:c="1"/></text:span><text:span text:style-name="a474" text:class-names="">nanao</text:span><text:span text:style-name="a475" text:class-names=""><text:s text:c="1"/></text:span><text:span text:style-name="a476" text:class-names="">ny</text:span><text:span text:style-name="a477" text:class-names=""><text:s text:c="1"/></text:span><text:span text:style-name="a478" text:class-names="">henatra</text:span><text:span text:style-name="a479" text:class-names=""/></text:p>
          <text:p text:style-name="a486" text:class-names="" text:cond-style-name=""><text:span text:style-name="a481" text:class-names=""><text:s text:c="4"/></text:span><text:span text:style-name="a482" text:class-names="">Ho<text:s text:c="1"/></text:span><text:span text:style-name="a483" text:class-names="">zava-tsinontsinona</text:span><text:span text:style-name="a484" text:class-names="">.</text:span><text:span text:style-name="a4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5" draw:style-name="a488" draw:master-page-name="Master1-Layout7-blank-Vide" presentation:presentation-page-layout-name="Master1-PPL7" draw:id="Slide-260">
        <draw:custom-shape svg:x="0in" svg:y="0.8124in" svg:width="13.33333in" svg:height="6.02493in" draw:id="id68" draw:style-name="a521" draw:name="Rectangle 1">
          <svg:title/>
          <svg:desc/>
          <text:p text:style-name="a498" text:class-names="" text:cond-style-name=""><text:span text:style-name="a489" text:class-names="">4.</text:span><text:span text:style-name="a490" text:class-names=""><text:s text:c="1"/></text:span><text:span text:style-name="a491" text:class-names="">Endrey</text:span><text:span text:style-name="a492" text:class-names="">,<text:s text:c="1"/></text:span><text:span text:style-name="a493" text:class-names="">ny</text:span><text:span text:style-name="a494" text:class-names=""><text:s text:c="1"/></text:span><text:span text:style-name="a495" text:class-names="">hafaliany</text:span><text:span text:style-name="a496" text:class-names=""><text:s text:c="1"/>!</text:span><text:span text:style-name="a497" text:class-names=""/></text:p>
          <text:p text:style-name="a507" text:class-names="" text:cond-style-name=""><text:span text:style-name="a499" text:class-names=""><text:s text:c="4"/></text:span><text:span text:style-name="a500" text:class-names="">Mazava</text:span><text:span text:style-name="a501" text:class-names=""><text:s text:c="1"/></text:span><text:span text:style-name="a502" text:class-names="">ny</text:span><text:span text:style-name="a503" text:class-names=""><text:s text:c="1"/></text:span><text:span text:style-name="a504" text:class-names="">tarehiny</text:span><text:span text:style-name="a505" text:class-names=""><text:s text:c="1"/>;</text:span><text:span text:style-name="a506" text:class-names=""/></text:p>
          <text:p text:style-name="a511" text:class-names="" text:cond-style-name=""><text:span text:style-name="a508" text:class-names=""><text:s text:c="3"/></text:span><text:span text:style-name="a509" text:class-names="">Fafàn’Andriamanitra</text:span><text:span text:style-name="a510" text:class-names=""/></text:p>
          <text:p text:style-name="a520" text:class-names="" text:cond-style-name=""><text:span text:style-name="a512" text:class-names=""><text:s text:c="4"/></text:span><text:span text:style-name="a513" text:class-names="">Ny</text:span><text:span text:style-name="a514" text:class-names=""><text:s text:c="1"/></text:span><text:span text:style-name="a515" text:class-names="">ranomaso</text:span><text:span text:style-name="a516" text:class-names=""><text:s text:c="1"/></text:span><text:span text:style-name="a517" text:class-names="">latsaka</text:span><text:span text:style-name="a518" text:class-names="">.</text:span><text:span text:style-name="a5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6" draw:style-name="a522" draw:master-page-name="Master1-Layout7-blank-Vide" presentation:presentation-page-layout-name="Master1-PPL7" draw:id="Slide-261">
        <draw:custom-shape svg:x="0in" svg:y="0.8124in" svg:width="13.33333in" svg:height="5.48639in" draw:id="id69" draw:style-name="a556" draw:name="Rectangle 1">
          <svg:title/>
          <svg:desc/>
          <text:p text:style-name="a535" text:class-names="" text:cond-style-name=""><text:span text:style-name="a523" text:class-names="">5.</text:span><text:span text:style-name="a524" text:class-names=""><text:s text:c="1"/></text:span><text:span text:style-name="a525" text:class-names="">Ataony</text:span><text:span text:style-name="a526" text:class-names=""><text:s text:c="1"/></text:span><text:span text:style-name="a527" text:class-names="">ao</text:span><text:span text:style-name="a528" text:class-names=""><text:s text:c="1"/></text:span><text:span text:style-name="a529" text:class-names="">ny</text:span><text:span text:style-name="a530" text:class-names=""><text:s text:c="1"/></text:span><text:span text:style-name="a531" text:class-names="">hira</text:span><text:span text:style-name="a532" text:class-names=""><text:s text:c="1"/></text:span><text:span text:style-name="a533" text:class-names="">vao</text:span><text:span text:style-name="a534" text:class-names=""/></text:p>
          <text:p text:style-name="a548" text:class-names="" text:cond-style-name=""><text:span text:style-name="a536" text:class-names=""><text:s text:c="4"/>Hoe : “<text:s text:c="1"/></text:span><text:span text:style-name="a537" text:class-names="">Voavono</text:span><text:span text:style-name="a538" text:class-names=""><text:s text:c="1"/></text:span><text:span text:style-name="a539" text:class-names="">Hianao</text:span><text:span text:style-name="a540" text:class-names=""><text:s text:c="1"/></text:span><text:span text:style-name="a541" text:class-names="">Ny</text:span><text:span text:style-name="a542" text:class-names=""><text:s text:c="1"/></text:span><text:span text:style-name="a543" text:class-names="">ranao</text:span><text:span text:style-name="a544" text:class-names="">,<text:s text:c="1"/></text:span><text:span text:style-name="a545" text:class-names="">Zanakondrinay</text:span><text:span text:style-name="a546" text:class-names=""><text:s text:c="1"/>!</text:span><text:span text:style-name="a547" text:class-names=""/></text:p>
          <text:p text:style-name="a555" text:class-names="" text:cond-style-name=""><text:span text:style-name="a549" text:class-names=""><text:s text:c="4"/>No<text:s text:c="1"/></text:span><text:span text:style-name="a550" text:class-names="">nanavotanao</text:span><text:span text:style-name="a551" text:class-names=""><text:s text:c="1"/></text:span><text:span text:style-name="a552" text:class-names="">anay</text:span><text:span text:style-name="a553" text:class-names=""><text:s text:c="1"/>”</text:span><text:span text:style-name="a5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7" draw:style-name="a557" draw:master-page-name="Master1-Layout7-blank-Vide" presentation:presentation-page-layout-name="Master1-PPL7" draw:id="Slide-262">
        <draw:custom-shape svg:x="0in" svg:y="0.8124in" svg:width="13.33333in" svg:height="5.48639in" draw:id="id70" draw:style-name="a593" draw:name="Rectangle 1">
          <svg:title/>
          <svg:desc/>
          <text:p text:style-name="a567" text:class-names="" text:cond-style-name=""><text:span text:style-name="a558" text:class-names="">6.</text:span><text:span text:style-name="a559" text:class-names=""><text:s text:c="1"/></text:span><text:span text:style-name="a560" text:class-names="">Ry</text:span><text:span text:style-name="a561" text:class-names=""><text:s text:c="1"/></text:span><text:span text:style-name="a562" text:class-names="">Jeso</text:span><text:span text:style-name="a563" text:class-names=""><text:s text:c="1"/>ô<text:s text:c="1"/></text:span><text:span text:style-name="a564" text:class-names="">Mpanavotra</text:span><text:span text:style-name="a565" text:class-names=""><text:s text:c="1"/>!</text:span><text:span text:style-name="a566" text:class-names=""/></text:p>
          <text:p text:style-name="a575" text:class-names="" text:cond-style-name=""><text:span text:style-name="a568" text:class-names=""><text:s text:c="4"/></text:span><text:span text:style-name="a569" text:class-names="">Izaho</text:span><text:span text:style-name="a570" text:class-names=""><text:s text:c="1"/></text:span><text:span text:style-name="a571" text:class-names="">dia</text:span><text:span text:style-name="a572" text:class-names=""><text:s text:c="1"/></text:span><text:span text:style-name="a573" text:class-names="">milatsaka</text:span><text:span text:style-name="a574" text:class-names=""/></text:p>
          <text:p text:style-name="a583" text:class-names="" text:cond-style-name=""><text:span text:style-name="a576" text:class-names=""><text:s text:c="3"/></text:span><text:span text:style-name="a577" text:class-names="">Ho</text:span><text:span text:style-name="a578" text:class-names=""><text:s text:c="1"/></text:span><text:span text:style-name="a579" text:class-names="">isan’ny</text:span><text:span text:style-name="a580" text:class-names=""><text:s text:c="1"/></text:span><text:span text:style-name="a581" text:class-names="">mpanomponao</text:span><text:span text:style-name="a582" text:class-names=""/></text:p>
          <text:p text:style-name="a592" text:class-names="" text:cond-style-name=""><text:span text:style-name="a584" text:class-names=""><text:s text:c="4"/></text:span><text:span text:style-name="a585" text:class-names="">Manaraka</text:span><text:span text:style-name="a586" text:class-names=""><text:s text:c="1"/></text:span><text:span text:style-name="a587" text:class-names="">ny</text:span><text:span text:style-name="a588" text:class-names=""><text:s text:c="1"/></text:span><text:span text:style-name="a589" text:class-names="">dianao</text:span><text:span text:style-name="a590" text:class-names="">.</text:span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odifiez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odifiez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z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odifiez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odifiez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odifiez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odifiez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odifiez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ez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odifiez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odifiez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odifiez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odifiez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691</dc:title>
    <meta:initial-creator>Solofo</meta:initial-creator>
    <dc:creator>Solofo</dc:creator>
    <meta:creation-date>2014-11-07T07:46:01Z</meta:creation-date>
    <dc:date>2014-11-07T07:46:25Z</dc:date>
    <meta:editing-cycles>1</meta:editing-cycles>
    <meta:editing-duration>PT23S</meta:editing-duration>
    <meta:document-statistic meta:paragraph-count="24" meta:word-count="117"/>
  </office:meta>
</office:document-meta>
</file>